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15.903cm"/>
    </style:style>
    <style:style style:name="Table1.1" style:family="table-row">
      <style:table-row-properties fo:keep-together="auto"/>
    </style:style>
    <style:style style:name="Table1.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1.A2" style:family="table-cell">
      <style:table-cell-properties fo:padding-left="0.191cm" fo:padding-right="0.191cm" fo:padding-top="0cm" fo:padding-bottom="0cm" fo:border="0.5pt solid #999999"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2.A2" style:family="table-cell">
      <style:table-cell-properties fo:padding-left="0.191cm" fo:padding-right="0.191cm" fo:padding-top="0cm" fo:padding-bottom="0cm" fo:border="0.5pt solid #999999" style:writing-mode="lr-tb"/>
    </style:style>
    <style:style style:name="Table3" style:family="table">
      <style:table-properties style:width="15.903cm" fo:margin-left="0.00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3.A2" style:family="table-cell">
      <style:table-cell-properties fo:padding-left="0.191cm" fo:padding-right="0.191cm" fo:padding-top="0cm" fo:padding-bottom="0cm" fo:border="0.5pt solid #999999" style:writing-mode="lr-tb"/>
    </style:style>
    <style:style style:name="Table4" style:family="table">
      <style:table-properties style:width="15.903cm" fo:margin-left="0.00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4.A2" style:family="table-cell">
      <style:table-cell-properties fo:padding-left="0.191cm" fo:padding-right="0.191cm" fo:padding-top="0cm" fo:padding-bottom="0cm" fo:border="0.5pt solid #999999" style:writing-mode="lr-tb"/>
    </style:style>
    <style:style style:name="Table5" style:family="table">
      <style:table-properties style:width="15.903cm" fo:margin-left="0.00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5.A2" style:family="table-cell">
      <style:table-cell-properties fo:padding-left="0.191cm" fo:padding-right="0.191cm" fo:padding-top="0cm" fo:padding-bottom="0cm" fo:border="0.5pt solid #999999" style:writing-mode="lr-tb"/>
    </style:style>
    <style:style style:name="Table6" style:family="table">
      <style:table-properties style:width="16.007cm" fo:margin-left="0.009cm" fo:margin-top="0cm" fo:margin-bottom="0cm" table:align="left" style:writing-mode="lr-tb"/>
    </style:style>
    <style:style style:name="Table6.A" style:family="table-column">
      <style:table-column-properties style:column-width="16.007cm"/>
    </style:style>
    <style:style style:name="Table6.1" style:family="table-row">
      <style:table-row-properties style:min-row-height="1.189cm" fo:keep-together="auto"/>
    </style:style>
    <style:style style:name="Table6.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6.2" style:family="table-row">
      <style:table-row-properties style:min-row-height="4.036cm" fo:keep-together="auto"/>
    </style:style>
    <style:style style:name="Table6.A2" style:family="table-cell">
      <style:table-cell-properties fo:padding-left="0.191cm" fo:padding-right="0.191cm" fo:padding-top="0cm" fo:padding-bottom="0cm" fo:border="0.5pt solid #999999" style:writing-mode="lr-tb"/>
    </style:style>
    <style:style style:name="Table6.3" style:family="table-row">
      <style:table-row-properties style:min-row-height="1.06cm" fo:keep-together="auto"/>
    </style:style>
    <style:style style:name="Table6.4" style:family="table-row">
      <style:table-row-properties style:min-row-height="6.937cm" fo:keep-together="auto"/>
    </style:style>
    <style:style style:name="Table7" style:family="table">
      <style:table-properties style:width="15.824cm" fo:margin-left="0.009cm" fo:margin-top="0cm" fo:margin-bottom="0cm" table:align="left" style:writing-mode="lr-tb"/>
    </style:style>
    <style:style style:name="Table7.A" style:family="table-column">
      <style:table-column-properties style:column-width="15.824cm"/>
    </style:style>
    <style:style style:name="Table7.1" style:family="table-row">
      <style:table-row-properties style:min-row-height="0.951cm" fo:keep-together="auto"/>
    </style:style>
    <style:style style:name="Table7.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7.2" style:family="table-row">
      <style:table-row-properties style:min-row-height="3.695cm" fo:keep-together="auto"/>
    </style:style>
    <style:style style:name="Table7.A2" style:family="table-cell">
      <style:table-cell-properties fo:padding-left="0.191cm" fo:padding-right="0.191cm" fo:padding-top="0cm" fo:padding-bottom="0cm" fo:border="0.5pt solid #999999" style:writing-mode="lr-tb"/>
    </style:style>
    <style:style style:name="Table8" style:family="table">
      <style:table-properties style:width="15.824cm" fo:margin-left="0.009cm" fo:margin-top="0cm" fo:margin-bottom="0cm" table:align="left" style:writing-mode="lr-tb"/>
    </style:style>
    <style:style style:name="Table8.A" style:family="table-column">
      <style:table-column-properties style:column-width="15.824cm"/>
    </style:style>
    <style:style style:name="Table8.1" style:family="table-row">
      <style:table-row-properties style:min-row-height="0.847cm" fo:keep-together="auto"/>
    </style:style>
    <style:style style:name="Table8.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8.2" style:family="table-row">
      <style:table-row-properties style:min-row-height="3.695cm" fo:keep-together="auto"/>
    </style:style>
    <style:style style:name="Table8.A2" style:family="table-cell">
      <style:table-cell-properties fo:padding-left="0.191cm" fo:padding-right="0.191cm" fo:padding-top="0cm" fo:padding-bottom="0cm" fo:border="0.5pt solid #999999" style:writing-mode="lr-tb"/>
    </style:style>
    <style:style style:name="Table9" style:family="table">
      <style:table-properties style:width="15.824cm" fo:margin-left="0.009cm" fo:margin-top="0cm" fo:margin-bottom="0cm" table:align="left" style:writing-mode="lr-tb"/>
    </style:style>
    <style:style style:name="Table9.A" style:family="table-column">
      <style:table-column-properties style:column-width="15.824cm"/>
    </style:style>
    <style:style style:name="Table9.1" style:family="table-row">
      <style:table-row-properties style:min-row-height="0.847cm" fo:keep-together="auto"/>
    </style:style>
    <style:style style:name="Table9.A1" style:family="table-cell">
      <style:table-cell-properties fo:padding-left="0.191cm" fo:padding-right="0.191cm" fo:padding-top="0cm" fo:padding-bottom="0cm" fo:border-left="0.5pt solid #999999" fo:border-right="0.5pt solid #999999" fo:border-top="0.5pt solid #999999" fo:border-bottom="1.5pt solid #666666" style:writing-mode="lr-tb"/>
    </style:style>
    <style:style style:name="Table9.2" style:family="table-row">
      <style:table-row-properties style:min-row-height="3.695cm" fo:keep-together="auto"/>
    </style:style>
    <style:style style:name="Table9.A2" style:family="table-cell">
      <style:table-cell-properties fo:padding-left="0.191cm" fo:padding-right="0.191cm" fo:padding-top="0cm" fo:padding-bottom="0cm" fo:border="0.5pt solid #999999" style:writing-mode="lr-tb"/>
    </style:style>
    <style:style style:name="P1"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 style:family="paragraph" style:parent-style-name="List_20_Paragraph">
      <style:paragraph-properties fo:margin-top="0cm" fo:margin-bottom="0cm" style:contextual-spacing="true" fo:text-align="start" style:justify-single-word="false" fo:orphans="2" fo:widows="2"/>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3"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8f862" style:letter-kerning="false" style:font-name-asian="Calibri2" style:font-size-asian="12pt" style:language-asian="en" style:country-asian="US" style:font-weight-asian="bold" style:font-size-complex="12pt" style:language-complex="ar" style:country-complex="SA" style:font-weight-complex="bold"/>
    </style:style>
    <style:style style:name="P4"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d07e9" style:letter-kerning="false" style:font-name-asian="Calibri2" style:font-size-asian="12pt" style:language-asian="en" style:country-asian="US" style:font-weight-asian="bold" style:font-size-complex="12pt" style:language-complex="ar" style:country-complex="SA" style:font-weight-complex="bold"/>
    </style:style>
    <style:style style:name="P5"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dd5f5" style:letter-kerning="false" style:font-name-asian="Calibri2" style:font-size-asian="12pt" style:language-asian="en" style:country-asian="US" style:font-weight-asian="bold" style:font-size-complex="12pt" style:language-complex="ar" style:country-complex="SA" style:font-weight-complex="bold"/>
    </style:style>
    <style:style style:name="P6"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f246c" style:letter-kerning="false" style:font-name-asian="Calibri2" style:font-size-asian="12pt" style:language-asian="en" style:country-asian="US" style:font-weight-asian="bold" style:font-size-complex="12pt" style:language-complex="ar" style:country-complex="SA" style:font-weight-complex="bold"/>
    </style:style>
    <style:style style:name="P7"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41f951" style:letter-kerning="false" style:font-name-asian="Calibri2" style:font-size-asian="12pt" style:language-asian="en" style:country-asian="US" style:font-weight-asian="bold" style:font-size-complex="12pt" style:language-complex="ar" style:country-complex="SA" style:font-weight-complex="bold"/>
    </style:style>
    <style:style style:name="P8"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446838" style:letter-kerning="false" style:font-name-asian="Calibri2" style:font-size-asian="12pt" style:language-asian="en" style:country-asian="US" style:font-weight-asian="bold" style:font-size-complex="12pt" style:language-complex="ar" style:country-complex="SA" style:font-weight-complex="bold"/>
    </style:style>
    <style:style style:name="P9"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471cc6" style:letter-kerning="false" style:font-name-asian="Calibri2" style:font-size-asian="12pt" style:language-asian="en" style:country-asian="US" style:font-weight-asian="bold" style:font-size-complex="12pt" style:language-complex="ar" style:country-complex="SA" style:font-weight-complex="bold"/>
    </style:style>
    <style:style style:name="P10"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normal" officeooo:rsid="003c60c1" officeooo:paragraph-rsid="003d010f" style:letter-kerning="false" style:font-name-asian="Calibri2" style:font-size-asian="12pt" style:language-asian="en" style:country-asian="US" style:font-weight-asian="normal" style:font-size-complex="12pt" style:language-complex="ar" style:country-complex="SA" style:font-weight-complex="normal"/>
    </style:style>
    <style:style style:name="P11"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normal" officeooo:paragraph-rsid="003a6748" style:letter-kerning="false" style:font-name-asian="Calibri2" style:font-size-asian="12pt" style:language-asian="en" style:country-asian="US" style:font-weight-asian="normal" style:font-size-complex="12pt" style:language-complex="ar" style:country-complex="SA" style:font-weight-complex="normal"/>
    </style:style>
    <style:style style:name="P1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style:text-underline-style="solid" style:text-underline-type="double" style:text-underline-width="auto" style:text-underline-color="font-color" fo:font-weight="normal" style:letter-kerning="false" style:font-name-asian="Calibri2" style:font-size-asian="12pt" style:language-asian="en" style:country-asian="US" style:font-weight-asian="normal" style:font-size-complex="12pt" style:language-complex="ar" style:country-complex="SA" style:font-weight-complex="normal"/>
    </style:style>
    <style:style style:name="P13" style:family="paragraph" style:parent-style-name="Preformatted_20_Text">
      <style:paragraph-properties fo:margin-top="0cm" fo:margin-bottom="0.499cm" style:contextual-spacing="false"/>
    </style:style>
    <style:style style:name="P14" style:family="paragraph" style:parent-style-name="Preformatted_20_Text">
      <style:paragraph-properties fo:margin-top="0cm" fo:margin-bottom="0cm" style:contextual-spacing="false" fo:text-align="start" style:justify-single-word="false" fo:orphans="2" fo:widows="2"/>
    </style:style>
    <style:style style:name="P15" style:family="paragraph" style:parent-style-name="Preformatted_20_Text">
      <style:text-properties officeooo:paragraph-rsid="004c8a61"/>
    </style:style>
    <style:style style:name="P16" style:family="paragraph" style:parent-style-name="Preformatted_20_Text">
      <style:paragraph-properties fo:margin-top="0cm" fo:margin-bottom="0.499cm" style:contextual-spacing="false"/>
      <style:text-properties officeooo:paragraph-rsid="004c8a61"/>
    </style:style>
    <style:style style:name="P17" style:family="paragraph" style:parent-style-name="Title">
      <style:paragraph-properties fo:text-align="center" style:justify-single-word="false"/>
    </style:style>
    <style:style style:name="P18" style:family="paragraph" style:parent-style-name="Preformatted_20_Text">
      <style:paragraph-properties fo:margin-top="0cm" fo:margin-bottom="0cm" style:contextual-spacing="false" fo:text-align="start" style:justify-single-word="false" fo:orphans="2" fo:widows="2"/>
    </style:style>
    <style:style style:name="P19" style:family="paragraph" style:parent-style-name="Footer">
      <style:paragraph-properties fo:text-align="center" style:justify-single-word="false">
        <style:tab-stops/>
      </style:paragraph-properties>
    </style:style>
    <style:style style:name="P20" style:family="paragraph" style:parent-style-name="Heading_20_1">
      <style:text-properties fo:language="fr" fo:country="FR"/>
    </style:style>
    <style:style style:name="P21" style:family="paragraph" style:parent-style-name="List_20_Paragraph" style:list-style-name="WWNum17">
      <style:paragraph-properties fo:margin-top="0cm" fo:margin-bottom="0cm" style:contextual-spacing="true" fo:text-align="start" style:justify-single-word="false" fo:orphans="2" fo:widows="2"/>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2" style:family="paragraph" style:parent-style-name="Standard">
      <style:paragraph-properties fo:padding-left="0.388cm" fo:padding-right="0cm" fo:padding-top="0cm" fo:padding-bottom="0cm" fo:border-left="1.5pt solid #4472c4" fo:border-right="none" fo:border-top="none" fo:border-bottom="none">
        <style:tab-stops>
          <style:tab-stop style:position="6.385cm"/>
          <style:tab-stop style:position="6.992cm"/>
        </style:tab-stops>
      </style:paragraph-properties>
    </style:style>
    <style:style style:name="P23" style:family="paragraph" style:parent-style-name="Standard">
      <style:text-properties fo:language="fr" fo:country="FR"/>
    </style:style>
    <style:style style:name="P24" style:family="paragraph" style:parent-style-name="Standard">
      <style:paragraph-properties fo:text-align="justify" style:justify-single-word="false"/>
    </style:style>
    <style:style style:name="P25"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6"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8f862" style:letter-kerning="false" style:font-name-asian="Calibri2" style:font-size-asian="12pt" style:language-asian="en" style:country-asian="US" style:font-weight-asian="bold" style:font-size-complex="12pt" style:language-complex="ar" style:country-complex="SA" style:font-weight-complex="bold"/>
    </style:style>
    <style:style style:name="P27"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paragraph-rsid="003a6748" style:letter-kerning="false" style:font-name-asian="Calibri2" style:font-size-asian="12pt" style:language-asian="en" style:country-asian="US" style:font-weight-asian="bold" style:font-size-complex="12pt" style:language-complex="ar" style:country-complex="SA" style:font-weight-complex="bold"/>
    </style:style>
    <style:style style:name="P28" style:family="paragraph" style:parent-style-name="Standard">
      <style:paragraph-properties fo:margin-top="0cm" fo:margin-bottom="0cm" style:contextual-spacing="false" fo:text-align="start" style:justify-single-word="false" fo:orphans="2" fo:widows="2">
        <style:tab-stops>
          <style:tab-stop style:position="6.539cm"/>
        </style:tab-stops>
      </style:paragraph-properties>
      <style:text-properties style:font-name="Calibri" fo:font-size="12pt" fo:language="en" fo:country="US"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9" style:family="paragraph" style:parent-style-name="Standard">
      <style:paragraph-properties fo:margin-top="0cm" fo:margin-bottom="0cm" style:contextual-spacing="false" fo:text-align="start" style:justify-single-word="false" fo:orphans="2" fo:widows="2"/>
      <style:text-properties style:font-name="Calibri" fo:font-size="12pt" fo:language="en" fo:country="US" fo:font-weight="bold" officeooo:rsid="003c558a" officeooo:paragraph-rsid="003c558a" style:letter-kerning="false" style:font-name-asian="Calibri2" style:font-size-asian="12pt" style:language-asian="en" style:country-asian="US" style:font-weight-asian="bold" style:font-size-complex="12pt" style:language-complex="ar" style:country-complex="SA" style:font-weight-complex="bold"/>
    </style:style>
    <style:style style:name="P30"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style:letter-kerning="false" style:font-name-asian="Calibri2" style:font-size-asian="12pt" style:language-asian="en" style:country-asian="US" style:font-weight-asian="normal" style:font-size-complex="12pt" style:language-complex="ar" style:country-complex="SA" style:font-weight-complex="normal"/>
    </style:style>
    <style:style style:name="P31"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0b2897" officeooo:paragraph-rsid="000b2897" style:letter-kerning="false" style:font-name-asian="Calibri2" style:font-size-asian="12pt" style:language-asian="en" style:country-asian="US" style:font-weight-asian="normal" style:font-size-complex="12pt" style:language-complex="ar" style:country-complex="SA" style:font-weight-complex="normal"/>
    </style:style>
    <style:style style:name="P32"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0b57dd" officeooo:paragraph-rsid="000b57dd" style:letter-kerning="false" style:font-name-asian="Calibri2" style:font-size-asian="12pt" style:language-asian="en" style:country-asian="US" style:font-weight-asian="normal" style:font-size-complex="12pt" style:language-complex="ar" style:country-complex="SA" style:font-weight-complex="normal"/>
    </style:style>
    <style:style style:name="P33"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1b4d7a" officeooo:paragraph-rsid="001b4d7a" style:letter-kerning="false" style:font-name-asian="Calibri2" style:font-size-asian="12pt" style:language-asian="en" style:country-asian="US" style:font-weight-asian="normal" style:font-size-complex="12pt" style:language-complex="ar" style:country-complex="SA" style:font-weight-complex="normal"/>
    </style:style>
    <style:style style:name="P34"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normal" officeooo:rsid="004f3d1f" officeooo:paragraph-rsid="004f3d1f" style:letter-kerning="false" style:font-name-asian="Calibri2" style:font-size-asian="12pt" style:language-asian="en" style:country-asian="US" style:font-weight-asian="normal" style:font-size-complex="12pt" style:language-complex="ar" style:country-complex="SA" style:font-weight-complex="normal"/>
    </style:style>
    <style:style style:name="P35"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36"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2236f4" officeooo:paragraph-rsid="002236f4" style:letter-kerning="false" style:font-name-asian="Calibri2" style:font-size-asian="12pt" style:language-asian="en" style:country-asian="US" style:font-weight-asian="bold" style:font-size-complex="12pt" style:language-complex="ar" style:country-complex="SA" style:font-weight-complex="bold"/>
    </style:style>
    <style:style style:name="P37"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364045" officeooo:paragraph-rsid="00364045" style:letter-kerning="false" style:font-name-asian="Calibri2" style:font-size-asian="12pt" style:language-asian="en" style:country-asian="US" style:font-weight-asian="bold" style:font-size-complex="12pt" style:language-complex="ar" style:country-complex="SA" style:font-weight-complex="bold"/>
    </style:style>
    <style:style style:name="P38"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4c3811" officeooo:paragraph-rsid="004c3811" style:letter-kerning="false" style:font-name-asian="Calibri2" style:font-size-asian="12pt" style:language-asian="en" style:country-asian="US" style:font-weight-asian="bold" style:font-size-complex="12pt" style:language-complex="ar" style:country-complex="SA" style:font-weight-complex="bold"/>
    </style:style>
    <style:style style:name="P39" style:family="paragraph" style:parent-style-name="Standard">
      <style:paragraph-properties fo:margin-top="0cm" fo:margin-bottom="0cm" style:contextual-spacing="false" fo:text-align="start" style:justify-single-word="false" fo:orphans="2" fo:widows="2"/>
      <style:text-properties style:font-name="Calibri" fo:font-size="12pt" fo:language="fr" fo:country="FR" fo:font-weight="bold" officeooo:rsid="005508d0" officeooo:paragraph-rsid="005508d0" style:letter-kerning="false" style:font-name-asian="Calibri2" style:font-size-asian="12pt" style:language-asian="en" style:country-asian="US" style:font-weight-asian="bold" style:font-size-complex="12pt" style:language-complex="ar" style:country-complex="SA" style:font-weight-complex="bold"/>
    </style:style>
    <style:style style:name="P40" style:family="paragraph" style:parent-style-name="Standard">
      <style:paragraph-properties fo:margin-top="0cm" fo:margin-bottom="0cm" style:contextual-spacing="false" fo:text-align="start" style:justify-single-word="false" fo:orphans="2" fo:widows="2"/>
      <style:text-properties style:font-name="Calibri" fo:font-size="12pt" fo:language="nl" fo:country="NL"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41" style:family="paragraph" style:parent-style-name="Standard">
      <style:paragraph-properties fo:margin-top="0cm" fo:margin-bottom="0cm" style:contextual-spacing="false" fo:text-align="start" style:justify-single-word="false" fo:orphans="2" fo:widows="2"/>
      <style:text-properties officeooo:paragraph-rsid="001bc8f8"/>
    </style:style>
    <style:style style:name="P42" style:family="paragraph" style:parent-style-name="Standard">
      <style:paragraph-properties fo:margin-top="0cm" fo:margin-bottom="0cm" style:contextual-spacing="false" fo:text-align="start" style:justify-single-word="false" fo:orphans="2" fo:widows="2"/>
      <style:text-properties officeooo:paragraph-rsid="00135fe3"/>
    </style:style>
    <style:style style:name="P43" style:family="paragraph" style:parent-style-name="Standard">
      <style:paragraph-properties fo:margin-top="0cm" fo:margin-bottom="0cm" style:contextual-spacing="false" fo:text-align="start" style:justify-single-word="false" fo:orphans="2" fo:widows="2"/>
      <style:text-properties officeooo:paragraph-rsid="001f03b0"/>
    </style:style>
    <style:style style:name="P44" style:family="paragraph" style:parent-style-name="Standard">
      <style:paragraph-properties fo:margin-top="0cm" fo:margin-bottom="0cm" style:contextual-spacing="false" fo:text-align="start" style:justify-single-word="false" fo:orphans="2" fo:widows="2"/>
      <style:text-properties officeooo:paragraph-rsid="004f4d4d"/>
    </style:style>
    <style:style style:name="P45" style:family="paragraph" style:parent-style-name="Text_20_body">
      <style:paragraph-properties fo:margin-top="0cm" fo:margin-bottom="0cm" style:contextual-spacing="false" fo:text-align="start" style:justify-single-word="false" fo:orphans="2" fo:widows="2"/>
      <style:text-properties style:font-name="Calibri" fo:font-size="12pt" fo:language="fr" fo:country="FR" fo:font-weight="bold" officeooo:rsid="004c3811" officeooo:paragraph-rsid="004c3811" style:letter-kerning="false" style:font-name-asian="Calibri2" style:font-size-asian="12pt" style:language-asian="en" style:country-asian="US" style:font-weight-asian="bold" style:font-size-complex="12pt" style:language-complex="ar" style:country-complex="SA" style:font-weight-complex="bold"/>
    </style:style>
    <style:style style:name="P46" style:family="paragraph" style:parent-style-name="Text_20_body" style:list-style-name="L1"/>
    <style:style style:name="P47" style:family="paragraph" style:parent-style-name="Text_20_body" style:list-style-name="L1">
      <style:paragraph-properties fo:margin-top="0cm" fo:margin-bottom="0cm" style:contextual-spacing="false"/>
    </style:style>
    <style:style style:name="T1" style:family="text">
      <style:text-properties fo:color="#2f5496" loext:opacity="100%" style:font-name="Calibri Light" fo:font-size="13pt" style:font-size-asian="13pt" style:font-size-complex="13pt"/>
    </style:style>
    <style:style style:name="T2" style:family="text">
      <style:text-properties fo:text-transform="uppercase" fo:color="#4472c4" loext:opacity="100%"/>
    </style:style>
    <style:style style:name="T3" style:family="text">
      <style:text-properties fo:text-transform="uppercase" fo:color="#4472c4" loext:opacity="100%" style:font-name-complex="Calibri2"/>
    </style:style>
    <style:style style:name="T4" style:family="text">
      <style:text-properties fo:language="fr" fo:country="FR"/>
    </style:style>
    <style:style style:name="T5" style:family="text">
      <style:text-properties fo:language="fr" fo:country="FR" fo:font-weight="normal" style:font-weight-asian="normal" style:font-weight-complex="normal"/>
    </style:style>
    <style:style style:name="T6" style:family="text">
      <style:text-properties fo:language="nl" fo:country="NL"/>
    </style:style>
    <style:style style:name="T7" style:family="text">
      <style:text-properties fo:language="nl" fo:country="NL" officeooo:rsid="0038f862"/>
    </style:style>
    <style:style style:name="T8" style:family="text">
      <style:text-properties fo:language="nl" fo:country="NL" officeooo:rsid="003a6748"/>
    </style:style>
    <style:style style:name="T9" style:family="text">
      <style:text-properties fo:language="nl" fo:country="NL" fo:font-weight="normal" style:font-weight-asian="normal" style:font-weight-complex="normal"/>
    </style:style>
    <style:style style:name="T10" style:family="text">
      <style:text-properties fo:language="nl" fo:country="NL" fo:font-weight="normal" officeooo:rsid="003a6748" style:font-weight-asian="normal" style:font-weight-complex="normal"/>
    </style:style>
    <style:style style:name="T11" style:family="text">
      <style:text-properties fo:language="nl" fo:country="NL" fo:font-weight="normal" officeooo:rsid="0038f862" style:font-weight-asian="normal" style:font-weight-complex="normal"/>
    </style:style>
    <style:style style:name="T12" style:family="text">
      <style:text-properties fo:language="nl" fo:country="NL" officeooo:rsid="003f246c"/>
    </style:style>
    <style:style style:name="T13" style:family="text">
      <style:text-properties fo:font-weight="normal" style:font-weight-asian="normal" style:font-weight-complex="normal"/>
    </style:style>
    <style:style style:name="T14" style:family="text">
      <style:text-properties fo:font-weight="normal" officeooo:rsid="00240c20" style:font-weight-asian="normal" style:font-weight-complex="normal"/>
    </style:style>
    <style:style style:name="T15" style:family="text">
      <style:text-properties officeooo:rsid="000b57dd"/>
    </style:style>
    <style:style style:name="T16" style:family="text">
      <style:text-properties officeooo:rsid="000da9bc"/>
    </style:style>
    <style:style style:name="T17" style:family="text">
      <style:text-properties officeooo:rsid="000e7e87"/>
    </style:style>
    <style:style style:name="T18" style:family="text">
      <style:text-properties officeooo:rsid="000eba5b"/>
    </style:style>
    <style:style style:name="T19" style:family="text">
      <style:text-properties officeooo:rsid="000f6de2"/>
    </style:style>
    <style:style style:name="T20" style:family="text">
      <style:text-properties officeooo:rsid="00119df1"/>
    </style:style>
    <style:style style:name="T21" style:family="text">
      <style:text-properties officeooo:rsid="0016821b"/>
    </style:style>
    <style:style style:name="T22" style:family="text">
      <style:text-properties officeooo:rsid="0017eb07"/>
    </style:style>
    <style:style style:name="T23" style:family="text">
      <style:text-properties style:font-name="Calibri" fo:font-size="12pt" fo:language="fr" fo:country="FR" fo:font-weight="normal" officeooo:rsid="001bc8f8" style:letter-kerning="false" style:font-name-asian="Calibri2" style:font-size-asian="12pt" style:language-asian="en" style:country-asian="US" style:font-weight-asian="normal" style:font-size-complex="12pt" style:language-complex="ar" style:country-complex="SA" style:font-weight-complex="normal"/>
    </style:style>
    <style:style style:name="T24" style:family="text">
      <style:text-properties style:font-name="Calibri" fo:font-size="12pt" fo:language="fr" fo:country="FR" fo:font-weight="normal" officeooo:rsid="001f03b0" style:letter-kerning="false" style:font-name-asian="Calibri2" style:font-size-asian="12pt" style:language-asian="en" style:country-asian="US" style:font-weight-asian="normal" style:font-size-complex="12pt" style:language-complex="ar" style:country-complex="SA" style:font-weight-complex="normal"/>
    </style:style>
    <style:style style:name="T25" style:family="text">
      <style:text-properties style:font-name="Calibri" fo:font-size="12pt" fo:language="fr" fo:country="FR" fo:font-weight="bold" officeooo:rsid="00135fe3" style:letter-kerning="false" style:font-name-asian="Calibri2" style:font-size-asian="12pt" style:language-asian="en" style:country-asian="US" style:font-weight-asian="bold" style:font-size-complex="12pt" style:language-complex="ar" style:country-complex="SA" style:font-weight-complex="bold"/>
    </style:style>
    <style:style style:name="T26" style:family="text">
      <style:text-properties fo:font-size="12pt" fo:language="fr" fo:country="FR" fo:font-weight="bold" style:letter-kerning="false" style:font-size-asian="12pt" style:language-asian="en" style:country-asian="US" style:font-weight-asian="bold" style:font-size-complex="12pt" style:language-complex="ar" style:country-complex="SA" style:font-weight-complex="bold"/>
    </style:style>
    <style:style style:name="T27" style:family="text">
      <style:text-properties officeooo:rsid="0020afaa"/>
    </style:style>
    <style:style style:name="T28" style:family="text">
      <style:text-properties officeooo:rsid="00318622"/>
    </style:style>
    <style:style style:name="T29" style:family="text">
      <style:text-properties officeooo:rsid="0038730d"/>
    </style:style>
    <style:style style:name="T30" style:family="text">
      <style:text-properties style:font-name="Calibri1"/>
    </style:style>
    <style:style style:name="T31" style:family="text">
      <style:text-properties style:font-name="Calibri1" fo:font-weight="normal" style:font-weight-asian="normal" style:font-weight-complex="normal"/>
    </style:style>
    <style:style style:name="T32" style:family="text">
      <style:text-properties fo:font-weight="bold" officeooo:rsid="003d010f" style:font-weight-asian="bold" style:font-weight-complex="bold"/>
    </style:style>
    <style:style style:name="T33" style:family="text">
      <style:text-properties officeooo:rsid="003d010f"/>
    </style:style>
    <style:style style:name="T34" style:family="text">
      <style:text-properties officeooo:rsid="003f246c"/>
    </style:style>
    <style:style style:name="T35" style:family="text">
      <style:text-properties officeooo:rsid="0041f951"/>
    </style:style>
    <style:style style:name="T36" style:family="text">
      <style:text-properties officeooo:rsid="00432847"/>
    </style:style>
    <style:style style:name="T37" style:family="text">
      <style:text-properties officeooo:rsid="00446838"/>
    </style:style>
    <style:style style:name="T38" style:family="text">
      <style:text-properties officeooo:rsid="00471cc6"/>
    </style:style>
    <style:style style:name="T39" style:family="text">
      <style:text-properties officeooo:rsid="004799d6"/>
    </style:style>
    <style:style style:name="T40" style:family="text">
      <style:text-properties officeooo:rsid="00496743"/>
    </style:style>
    <style:style style:name="T41" style:family="text">
      <style:text-properties officeooo:rsid="004a38db"/>
    </style:style>
    <style:style style:name="T42" style:family="text">
      <style:text-properties officeooo:rsid="004c8a61"/>
    </style:style>
    <style:style style:name="T43" style:family="text">
      <style:text-properties officeooo:rsid="0057286d"/>
    </style:style>
    <style:style style:name="T44" style:family="text"/>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4"><text:span text:style-name="T4">Assembleur</text:span><text:span text:style-name="T4"/></text:p>
      <text:p text:style-name="P17" loext:marker-style-name="T4"><text:span text:style-name="T4">TP 2</text:span><text:span text:style-name="T4"/></text:p>
      <text:h text:style-name="Heading_20_1" text:outline-level="1" loext:marker-style-name="T4"><text:span text:style-name="T4">Objectif :</text:span><text:span text:style-name="T4"/></text:h>
      <text:p text:style-name="P23" loext:marker-style-name="T4"/>
      <text:p text:style-name="P24" loext:marker-style-name="T4"><text:span text:style-name="T4">L’objectif de ce TP est d’analyser une première fonction en assembleur x86 32bits et de trouver son équivalent en C. Puis de découvrir une méthode pour apprendre progressivement à lire et comprendre l’assembleur.</text:span><text:span text:style-name="T4"/></text:p>
      <text:h text:style-name="Heading_20_1" text:outline-level="1" loext:marker-style-name="T4"><text:span text:style-name="T4">Prérequis : </text:span><text:span text:style-name="T4"/></text:h>
      <text:p text:style-name="P23" loext:marker-style-name="T4"/>
      <text:p text:style-name="Standard" loext:marker-style-name="T4"><text:span text:style-name="T4">TP1</text:span><text:span text:style-name="T4"/></text:p>
      <text:h text:style-name="Heading_20_1" text:outline-level="1" loext:marker-style-name="T4"><text:span text:style-name="T4">Étape 1 : </text:span><text:span text:style-name="T4"/></text:h>
      <text:p text:style-name="P23" loext:marker-style-name="T4"/>
      <table:table table:name="Table1" table:style-name="Table1">
        <table:table-column table:style-name="Table1.A"/>
        <table:table-row table:style-name="Table1.1">
          <table:table-cell table:style-name="Table1.A1" office:value-type="string">
            <text:p text:style-name="P1" loext:marker-style-name="T5"><text:span text:style-name="T4">A quoi servent ces deux instructions en début de fonction ?</text:span><text:span text:style-name="T5"/></text:p>
            <text:p text:style-name="P30" loext:marker-style-name="T5"/>
            <text:p text:style-name="P1" loext:marker-style-name="T6"><text:span text:style-name="T4"><text:s text:c="16"/></text:span><text:span text:style-name="T6">push <text:s text:c="3"/>ebp</text:span></text:p>
            <text:p text:style-name="P1" loext:marker-style-name="T6"><text:span text:style-name="T6"><text:s text:c="16"/>mov <text:s text:c="4"/>ebp, esp</text:span><text:span text:style-name="T6"/></text:p>
            <text:p text:style-name="P35" loext:marker-style-name="T4"/>
          </table:table-cell>
        </table:table-row>
        <table:table-row table:style-name="Table1.1">
          <table:table-cell table:style-name="Table1.A2" office:value-type="string">
            <text:p text:style-name="P35" loext:marker-style-name="T4"/>
            <text:p text:style-name="P31" loext:marker-style-name="T5">Push ebp : <text:span text:style-name="T21">Création d’une nouvelle frame. </text:span><text:span text:style-name="T22">On pousse l’</text:span>ebp <text:span text:style-name="T15">de la frame courante </text:span><text:span text:style-name="T17">(dans le contexte </text:span><text:span text:style-name="T18">d’exécution </text:span><text:span text:style-name="T17">de la fonction appelé</text:span><text:span text:style-name="T19">e</text:span><text:span text:style-name="T17">)</text:span></text:p>
            <text:p text:style-name="P32" loext:marker-style-name="T5">mov ebp, esp : <text:span text:style-name="T16">place l’adresse de esp (l</text:span><text:span text:style-name="T20">e haut de la</text:span><text:span text:style-name="T16"> frame courante) dans ebp.</text:span></text:p>
            <text:p text:style-name="P41" loext:marker-style-name="T5"><text:span text:style-name="T23">Chat : </text:span><text:span text:style-name="Source_20_Text">mov ebp, esp</text:span>: Initialise le registre de base (EBP) avec la valeur actuelle du pointeur de pile (ESP). Cela établit une nouvelle "frame" pour la fonction, ce qui signifie que toutes les références aux variables locales de la fonction seront faites par rapport à EBP.</text:p>
            <text:p text:style-name="P35" loext:marker-style-name="T4"/>
          </table:table-cell>
        </table:table-row>
      </table:table>
      <text:p text:style-name="P23" loext:marker-style-name="T4"/>
      <table:table table:name="Table2" table:style-name="Table2">
        <table:table-column table:style-name="Table2.A"/>
        <table:table-row table:style-name="Table2.1">
          <table:table-cell table:style-name="Table2.A1" office:value-type="string">
            <text:p text:style-name="P1" loext:marker-style-name="T4"><text:span text:style-name="T4">Ecrivez les instructions inverses que permettent de terminer une fonction ?</text:span><text:span text:style-name="T4"/></text:p>
          </table:table-cell>
        </table:table-row>
        <table:table-row table:style-name="Table2.1">
          <table:table-cell table:style-name="Table2.A2" office:value-type="string">
            <text:p text:style-name="P30" loext:marker-style-name="T5"/>
            <text:p text:style-name="P42" loext:marker-style-name="T4"><text:span text:style-name="T25">Pop ebp : </text:span>Restaure la valeur précédemment sauvegardée dans le registre EBP depuis la pile.</text:p>
            <text:p text:style-name="P14" loext:marker-style-name="T4"><text:span text:style-name="Source_20_Text"><text:span text:style-name="T26">Ret : </text:span></text:span><text:span text:style-name="Source_20_Text">Termine l'exécution de la fonction et retourne au point d'appel.</text:span></text:p>
          </table:table-cell>
        </table:table-row>
        <table:table-row table:style-name="Table2.1">
          <table:table-cell table:style-name="Table2.A2" office:value-type="string">
            <text:p text:style-name="P1" loext:marker-style-name="T4"><text:span text:style-name="T4">Comment appelle-t-on ces instruction qui terminent la fonction ? A quoi servent-elles ?</text:span><text:span text:style-name="T4"/></text:p>
          </table:table-cell>
        </table:table-row>
        <table:table-row table:style-name="Table2.1">
          <table:table-cell table:style-name="Table2.A2" office:value-type="string">
            <text:p text:style-name="P35" loext:marker-style-name="T4"/>
            <text:p text:style-name="P33" loext:marker-style-name="T5"><text:span text:style-name="T27">Moi : </text:span>Elles servent à nettoyer la pile.</text:p>
            <text:p text:style-name="P43" loext:marker-style-name="T5"><text:span text:style-name="T24">Chat : </text:span>Ces instructions sont appelées épilogue de fonction, et elles servent à nettoyer la pile et à restaurer l'état précédent.</text:p>
            <text:p text:style-name="P43" loext:marker-style-name="T5"/>
          </table:table-cell>
        </table:table-row>
      </table:table>
      <text:p text:style-name="P23" loext:marker-style-name="T4"/>
      <table:table table:name="Table3" table:style-name="Table3">
        <table:table-column table:style-name="Table3.A"/>
        <text:soft-page-break/>
        <table:table-row table:style-name="Table3.1">
          <table:table-cell table:style-name="Table3.A1" office:value-type="string">
            <text:p text:style-name="P1" loext:marker-style-name="T4"><text:span text:style-name="T4">Si ebp correspond à une frame et si var_A est égal à 8, à quoi correspond [ebp + var_A] dans l’instruction cmp[ebp+var_A], 0 ?</text:span><text:span text:style-name="T4"/></text:p>
          </table:table-cell>
        </table:table-row>
        <table:table-row table:style-name="Table3.1">
          <table:table-cell table:style-name="Table3.A2" office:value-type="string">
            <text:p text:style-name="P30" loext:marker-style-name="T5"/>
            <text:p text:style-name="P36" loext:marker-style-name="T4"><text:span text:style-name="T13">On compare la valeur stocké à l’adresse</text:span> ebp+8 <text:span text:style-name="T14">avec 0.</text:span></text:p>
            <text:p text:style-name="P30" loext:marker-style-name="T5"/>
          </table:table-cell>
        </table:table-row>
      </table:table>
      <text:p text:style-name="P23" loext:marker-style-name="T4"/>
      <table:table table:name="Table4" table:style-name="Table4">
        <table:table-column table:style-name="Table4.A"/>
        <table:table-row table:style-name="Table4.1">
          <table:table-cell table:style-name="Table4.A1" office:value-type="string">
            <text:p text:style-name="P1" loext:marker-style-name="T5"><text:span text:style-name="T4">Analysez ces 3 instructions et écrivez l’équivalent avec eax = 4 en C ?</text:span><text:span text:style-name="T5"/></text:p>
            <text:p text:style-name="P30" loext:marker-style-name="T5"/>
            <text:list text:style-name="WWNum17">
              <text:list-item>
                <text:p text:style-name="P21">push <text:s text:c="3"/>eax</text:p>
              </text:list-item>
              <text:list-item>
                <text:p text:style-name="P21" loext:marker-style-name="T13">call <text:s text:c="3"/>sub_401000<text:span text:style-name="T13"/></text:p>
              </text:list-item>
              <text:list-item>
                <text:p text:style-name="P21">add <text:s text:c="4"/>esp, <text:span text:style-name="T29">4</text:span></text:p>
              </text:list-item>
            </text:list>
            <text:p text:style-name="P2"/>
          </table:table-cell>
        </table:table-row>
        <table:table-row table:style-name="Table4.1">
          <table:table-cell table:style-name="Table4.A2" office:value-type="string">
            <text:p text:style-name="P37" loext:marker-style-name="T4">Le add esp, 4 → nettoyage de la f°</text:p>
            <text:p text:style-name="P14"/>
            <text:p text:style-name="Preformatted_20_Text"><text:span text:style-name="Source_20_Text">int main() {</text:span></text:p>
            <text:p text:style-name="Preformatted_20_Text"><text:span text:style-name="Source_20_Text"><text:s text:c="4"/>int result = </text:span><text:span text:style-name="Source_20_Text"><text:span text:style-name="T28">f</text:span></text:span><text:span text:style-name="Source_20_Text">unction(</text:span><text:span text:style-name="Source_20_Text"><text:span text:style-name="T28">4</text:span></text:span><text:span text:style-name="Source_20_Text">);</text:span></text:p>
            <text:p text:style-name="Preformatted_20_Text"><text:span text:style-name="Source_20_Text"><text:s text:c="4"/>return 0;</text:span></text:p>
            <text:p text:style-name="P13"><text:span text:style-name="Source_20_Text">}</text:span></text:p>
          </table:table-cell>
        </table:table-row>
      </table:table>
      <text:p text:style-name="P23" loext:marker-style-name="T4"/>
      <text:h text:style-name="Heading_20_1" text:outline-level="1" loext:marker-style-name="T4"><text:span text:style-name="T4">Étape 2 : </text:span><text:span text:style-name="T4"/></text:h>
      <text:p text:style-name="P23" loext:marker-style-name="T4"/>
      <table:table table:name="Table5" table:style-name="Table5">
        <table:table-column table:style-name="Table5.A"/>
        <table:table-row table:style-name="Table5.1">
          <table:table-cell table:style-name="Table5.A1" office:value-type="string">
            <text:p text:style-name="P30" loext:marker-style-name="T5"/>
            <text:p text:style-name="P1" loext:marker-style-name="T4"><text:span text:style-name="T4">Analysez et expliquez cette fonction ?</text:span><text:span text:style-name="T4"/></text:p>
            <text:p text:style-name="P30" loext:marker-style-name="T5"/>
            <text:p text:style-name="P1">; =============== S U B R O U T I N E =======================================</text:p>
            <text:p text:style-name="P1"/>
            <text:p text:style-name="P1">; Attributes: bp-based frame</text:p>
            <text:p text:style-name="P1"/>
            <text:p text:style-name="P1">sub_401000 <text:s text:c="5"/>proc near <text:s text:c="14"/>; CODE XREF: sub_401000+21↓p</text:p>
            <text:p text:style-name="P1" loext:marker-style-name="T6"><text:s text:c="40"/><text:span text:style-name="T6">; sub_401050+45↓p</text:span><text:span text:style-name="T6"/></text:p>
            <text:p text:style-name="P40" loext:marker-style-name="T6"/>
            <text:p text:style-name="P1" loext:marker-style-name="T6"><text:span text:style-name="T6">arg_0 <text:s text:c="10"/>= dword ptr <text:s/>8</text:span><text:span text:style-name="T6"/></text:p>
            <text:p text:style-name="P40" loext:marker-style-name="T6"/>
            <text:p text:style-name="P1" loext:marker-style-name="T6"><text:span text:style-name="T6"><text:s text:c="16"/>push <text:s text:c="3"/>ebp</text:span><text:span text:style-name="T6"/></text:p>
            <text:p text:style-name="P1" loext:marker-style-name="T6"><text:span text:style-name="T6"><text:s text:c="16"/>mov <text:s text:c="4"/>ebp, esp</text:span><text:span text:style-name="T6"/></text:p>
            <text:p text:style-name="P1" loext:marker-style-name="T6"><text:span text:style-name="T6"><text:s text:c="16"/>cmp <text:s text:c="4"/>[ebp+arg_0], 0</text:span><text:span text:style-name="T6"/></text:p>
            <text:p text:style-name="P1"><text:span text:style-name="T6"><text:s text:c="16"/></text:span>jnz <text:s text:c="4"/>short loc_40100D</text:p>
            <text:p text:style-name="P1"><text:s text:c="16"/>mov <text:s text:c="4"/>eax, 1</text:p>
            <text:p text:style-name="P1"><text:s text:c="16"/>jmp <text:s text:c="4"/>short loc_40102D</text:p>
            <text:p text:style-name="P1">; ---------------------------------------------------------------------------</text:p>
            <text:p text:style-name="P1"/>
            <text:p text:style-name="P1">loc_40100D: <text:s text:c="28"/>; CODE XREF: sub_401000+7↑j</text:p>
            <text:p text:style-name="P1"><text:s text:c="16"/>cmp <text:s text:c="4"/>[ebp+arg_0], 1</text:p>
            <text:p text:style-name="P1"><text:s text:c="16"/>jnz <text:s text:c="4"/>short loc_40101A</text:p>
            <text:p text:style-name="P1"><text:s text:c="16"/>mov <text:s text:c="4"/>eax, 1</text:p>
            <text:p text:style-name="P1"><text:soft-page-break/><text:s text:c="16"/>jmp <text:s text:c="4"/>short loc_40102D</text:p>
            <text:p text:style-name="P1">; ---------------------------------------------------------------------------</text:p>
            <text:p text:style-name="P1"/>
            <text:p text:style-name="P1">loc_40101A: <text:s text:c="28"/>; CODE XREF: sub_401000+11↑j</text:p>
            <text:p text:style-name="P1"><text:s text:c="16"/>mov <text:s text:c="4"/>eax, [ebp+arg_0]</text:p>
            <text:p text:style-name="P1"><text:s text:c="16"/>sub <text:s text:c="4"/>eax, 1</text:p>
            <text:p text:style-name="P1"><text:s text:c="16"/>push <text:s text:c="3"/>eax</text:p>
            <text:p text:style-name="P1"><text:s text:c="16"/>call <text:s text:c="3"/>sub_401000</text:p>
            <text:p text:style-name="P1"><text:s text:c="16"/>add <text:s text:c="4"/>esp, 4</text:p>
            <text:p text:style-name="P1"><text:s text:c="16"/>imul <text:s text:c="3"/>eax, [ebp+arg_0]</text:p>
            <text:p text:style-name="P1"/>
            <text:p text:style-name="P1">loc_40102D: <text:s text:c="28"/>; CODE XREF: sub_401000+B↑j</text:p>
            <text:p text:style-name="P1" loext:marker-style-name="T4"><text:s text:c="40"/><text:span text:style-name="T4">; sub_401000+18↑j</text:span><text:span text:style-name="T4"/></text:p>
            <text:p text:style-name="P1" loext:marker-style-name="T4"><text:span text:style-name="T4"><text:s text:c="16"/>pop <text:s text:c="4"/>ebp</text:span><text:span text:style-name="T4"/></text:p>
            <text:p text:style-name="P1" loext:marker-style-name="T4"><text:span text:style-name="T4"><text:s text:c="16"/>retn</text:span><text:span text:style-name="T4"/></text:p>
            <text:p text:style-name="P1" loext:marker-style-name="T4"><text:span text:style-name="T4">sub_401000 <text:s text:c="5"/>endp</text:span><text:span text:style-name="T4"/></text:p>
            <text:p text:style-name="P35" loext:marker-style-name="T4"/>
          </table:table-cell>
        </table:table-row>
        <table:table-row table:style-name="Table5.1">
          <table:table-cell table:style-name="Table5.A2" office:value-type="string">
            <text:p text:style-name="P3"><text:span text:style-name="Source_20_Text"><text:span text:style-name="T30">arg_0 = dword ptr 8</text:span></text:span><text:span text:style-name="T30">: </text:span><text:span text:style-name="T31">Déclare le premier paramètre (</text:span><text:span text:style-name="Source_20_Text"><text:span text:style-name="T31">arg_0</text:span></text:span><text:span text:style-name="T31">) comme un mot double (</text:span><text:span text:style-name="Source_20_Text"><text:span text:style-name="T31">dword</text:span></text:span><text:span text:style-name="T31">) situé à l'offset 8 par rapport à la base de la pile.</text:span></text:p>
            <text:p text:style-name="P3" loext:marker-style-name="T6"><text:span text:style-name="T6">push <text:s text:c="3"/>ebp, mov <text:s text:c="4"/>ebp, esp → </text:span><text:span text:style-name="T11">Création d’une nouvelle frame</text:span></text:p>
            <text:p text:style-name="P27" loext:marker-style-name="T6"><text:span text:style-name="T7">cmp <text:s text:c="4"/>[ebp+arg_0], 0 → </text:span><text:span text:style-name="T10">Compare l’adresse </text:span><text:span text:style-name="T8">ebp+8</text:span><text:span text:style-name="T10"> avec </text:span><text:span text:style-name="T8">0</text:span></text:p>
            <text:p text:style-name="P29" loext:marker-style-name="T6"><text:span text:style-name="T9">Puis, </text:span><text:span text:style-name="T10">S</text:span><text:span text:style-name="T9">i c’est pas 0 on jump au bloc d’instructions </text:span>loc_40100D</text:p>
            <text:p text:style-name="P10">Sinon, <text:span text:style-name="T33">si c’est 0: on met <text:s/>la valeur 1 dans le registre eax et maintenant l’adresse du resgistre eax est 1. Puis on jump au bloc </text:span><text:span text:style-name="T32">loc_40102D.</text:span></text:p>
            <text:p text:style-name="P11"/>
            <text:p text:style-name="P4">loc_40100D:</text:p>
            <text:p text:style-name="P6">cmp <text:s text:c="4"/>[ebp+arg_0], <text:span text:style-name="T34">1 → </text:span><text:span text:style-name="T10">Compare l’adresse </text:span><text:span text:style-name="T8">ebp+8</text:span><text:span text:style-name="T10"> avec </text:span><text:span text:style-name="T12">1</text:span></text:p>
            <text:p text:style-name="P7">jnz <text:s text:c="4"/>short loc_40101A → <text:span text:style-name="T36">Si le flag est différent de 0 → </text:span><text:span text:style-name="T35">Jump à loc_40101A</text:span></text:p>
            <text:p text:style-name="P8">mov <text:s text:c="4"/>eax, 1 → <text:span text:style-name="T37">Sinon on met 1 dans eax puis on jump à loc_40102D</text:span></text:p>
            <text:p text:style-name="P5">jmp <text:s text:c="4"/>short loc_40102D</text:p>
            <text:p text:style-name="P12"/>
            <text:p text:style-name="P9">loc_40101A:</text:p>
            <text:p text:style-name="P9">mov <text:s text:c="4"/>eax, [ebp+arg_0<text:span text:style-name="T38">] → </text:span><text:span text:style-name="T39">on met la valeur dans </text:span><text:span text:style-name="T40">le registre </text:span><text:span text:style-name="T39">eax</text:span></text:p>
            <text:p text:style-name="P9">sub <text:s text:c="4"/>eax, 1 → <text:span text:style-name="T41">soustrait eax – 1.</text:span></text:p>
            <text:p text:style-name="P9">push <text:s text:c="3"/>eax</text:p>
            <text:p text:style-name="P9">call <text:s text:c="3"/>sub_401000</text:p>
            <text:p text:style-name="P9">add <text:s text:c="4"/>esp, 4</text:p>
            <text:p text:style-name="P9">imul <text:s text:c="3"/>eax, [ebp+arg_0]</text:p>
            <text:p text:style-name="P35" loext:marker-style-name="T4"/>
            <text:p text:style-name="P35" loext:marker-style-name="T4"/>
            <text:p text:style-name="P38" loext:marker-style-name="T4">Chat : </text:p>
            <text:p text:style-name="P45" loext:marker-style-name="T4"><text:span text:style-name="Strong_20_Emphasis">Définition de la fonction :</text:span></text:p>
            <text:list text:style-name="L1">
              <text:list-item>
                <text:list>
                  <text:list-item>
                    <text:p text:style-name="P47"><text:span text:style-name="Source_20_Text">sub_401000 proc near</text:span>: Définit une nouvelle procédure (fonction) appelée <text:span text:style-name="Source_20_Text">sub_401000</text:span>. Le mot-clé <text:span text:style-name="Source_20_Text">near</text:span> indique que cette fonction est accessible à partir du même segment de code.</text:p>
                  </text:list-item>
                </text:list>
              </text:list-item>
              <text:list-item>
                <text:p text:style-name="P46"><text:soft-page-break/><text:span text:style-name="Strong_20_Emphasis">Déclaration des paramètres :</text:span></text:p>
                <text:list>
                  <text:list-item>
                    <text:p text:style-name="P47"><text:span text:style-name="Source_20_Text">arg_0 = dword ptr 8</text:span>: Déclare le premier paramètre (<text:span text:style-name="Source_20_Text">arg_0</text:span>) comme un mot double (<text:span text:style-name="Source_20_Text">dword</text:span>) situé à l'offset 8 par rapport à la base de la pile.</text:p>
                  </text:list-item>
                </text:list>
              </text:list-item>
              <text:list-item>
                <text:p text:style-name="P46"><text:span text:style-name="Strong_20_Emphasis">Prologue de la fonction :</text:span></text:p>
                <text:list>
                  <text:list-item>
                    <text:p text:style-name="P47"><text:span text:style-name="Source_20_Text">push ebp</text:span>: Sauvegarde la valeur actuelle du registre de base (EBP) sur la pile.</text:p>
                  </text:list-item>
                  <text:list-item>
                    <text:p text:style-name="P47"><text:span text:style-name="Source_20_Text">mov ebp, esp</text:span>: Initialise le registre de base (EBP) avec la valeur actuelle du pointeur de pile (ESP). Cela établit une nouvelle "frame" pour la fonction.</text:p>
                  </text:list-item>
                </text:list>
              </text:list-item>
              <text:list-item>
                <text:p text:style-name="P46"><text:span text:style-name="Strong_20_Emphasis">Logique conditionnelle :</text:span></text:p>
                <text:list>
                  <text:list-item>
                    <text:p text:style-name="P47"><text:span text:style-name="Source_20_Text">cmp [ebp+arg_0], 0</text:span>: Compare la valeur à l'adresse <text:span text:style-name="Source_20_Text">[ebp+arg_0]</text:span> avec zéro.</text:p>
                  </text:list-item>
                  <text:list-item>
                    <text:p text:style-name="P47"><text:span text:style-name="Source_20_Text">jnz short loc_40100D</text:span>: Saute à <text:span text:style-name="Source_20_Text">loc_40100D</text:span> si la comparaison n'est pas nulle (if [ebp+arg_0] != 0).</text:p>
                  </text:list-item>
                </text:list>
              </text:list-item>
              <text:list-item>
                <text:p text:style-name="P46"><text:span text:style-name="Strong_20_Emphasis">Suite de la logique conditionnelle :</text:span></text:p>
                <text:list>
                  <text:list-item>
                    <text:p text:style-name="P47"><text:span text:style-name="Source_20_Text">mov eax, 1</text:span>: Si <text:span text:style-name="Source_20_Text">[ebp+arg_0]</text:span> est égal à zéro, charge immédiatement la valeur 1 dans le registre EAX.</text:p>
                  </text:list-item>
                  <text:list-item>
                    <text:p text:style-name="P47"><text:span text:style-name="Source_20_Text">jmp short loc_40102D</text:span>: Saute à <text:span text:style-name="Source_20_Text">loc_40102D</text:span>, ignorant la suite de la logique conditionnelle.</text:p>
                  </text:list-item>
                </text:list>
              </text:list-item>
              <text:list-item>
                <text:p text:style-name="P46"><text:span text:style-name="Strong_20_Emphasis">Autre branche de la logique conditionnelle :</text:span></text:p>
                <text:list>
                  <text:list-item>
                    <text:p text:style-name="P47"><text:span text:style-name="Source_20_Text">loc_40100D</text:span> et <text:span text:style-name="Source_20_Text">loc_40101A</text:span> suivent la même structure, chacun testant si <text:span text:style-name="Source_20_Text">[ebp+arg_0]</text:span> est égal à 1, et dans ce cas, chargeant immédiatement la valeur 1 dans le registre EAX.</text:p>
                  </text:list-item>
                </text:list>
              </text:list-item>
              <text:list-item>
                <text:p text:style-name="P46"><text:span text:style-name="Strong_20_Emphasis">Partie récursive :</text:span></text:p>
                <text:list>
                  <text:list-item>
                    <text:p text:style-name="P47">Si <text:span text:style-name="Source_20_Text">[ebp+arg_0]</text:span> n'est ni 0 ni 1, le code passe à <text:span text:style-name="Source_20_Text">loc_40101A</text:span>.</text:p>
                  </text:list-item>
                  <text:list-item>
                    <text:p text:style-name="P47"><text:span text:style-name="Source_20_Text">mov eax, [ebp+arg_0]</text:span>: Charge la valeur de <text:span text:style-name="Source_20_Text">[ebp+arg_0]</text:span> dans le registre EAX.</text:p>
                  </text:list-item>
                  <text:list-item>
                    <text:p text:style-name="P47"><text:span text:style-name="Source_20_Text">sub eax, 1</text:span>: Soustrait 1 à la valeur dans EAX.</text:p>
                  </text:list-item>
                  <text:list-item>
                    <text:p text:style-name="P47"><text:span text:style-name="Source_20_Text">push eax</text:span>: Pousse la valeur actuelle de EAX sur la pile.</text:p>
                  </text:list-item>
                  <text:list-item>
                    <text:p text:style-name="P47"><text:span text:style-name="Source_20_Text">call sub_401000</text:span>: Appelle récursivement la fonction <text:span text:style-name="Source_20_Text">sub_401000</text:span>.</text:p>
                  </text:list-item>
                  <text:list-item>
                    <text:p text:style-name="P47"><text:span text:style-name="Source_20_Text">add esp, 4</text:span>: Dépile la valeur de EAX de la pile.</text:p>
                  </text:list-item>
                  <text:list-item>
                    <text:p text:style-name="P47"><text:span text:style-name="Source_20_Text">imul eax, [ebp+arg_0]</text:span>: Multiplie la valeur actuelle de EAX par <text:span text:style-name="Source_20_Text">[ebp+arg_0]</text:span>.</text:p>
                  </text:list-item>
                </text:list>
              </text:list-item>
              <text:list-item>
                <text:p text:style-name="P46"><text:span text:style-name="Strong_20_Emphasis">Épilogue de la fonction :</text:span></text:p>
                <text:list>
                  <text:list-item>
                    <text:p text:style-name="P47"><text:span text:style-name="Source_20_Text">pop ebp</text:span>: Restaure la valeur précédemment sauvegardée dans EBP depuis la pile.</text:p>
                  </text:list-item>
                  <text:list-item>
                    <text:p text:style-name="P46"><text:soft-page-break/><text:span text:style-name="Source_20_Text">retn</text:span>: Termine la fonction et retourne au point d'appel.</text:p>
                  </text:list-item>
                </text:list>
              </text:list-item>
            </text:list>
            <text:p text:style-name="Text_20_body">Cette fonction semble implémenter une version récursive d'une fonction factorielle. Elle prend un argument en <text:span text:style-name="Source_20_Text">arg_0</text:span> et retourne le résultat dans le registre EAX. Si l'argument est 0 ou 1, elle retourne 1. Sinon, elle effectue une multiplication récursive.</text:p>
            <text:p text:style-name="P38" loext:marker-style-name="T4"/>
            <text:p text:style-name="P35" loext:marker-style-name="T4"/>
            <text:p text:style-name="P35" loext:marker-style-name="T4"/>
            <text:p text:style-name="P30" loext:marker-style-name="T5"/>
            <text:p text:style-name="P30" loext:marker-style-name="T5"/>
            <text:p text:style-name="P30" loext:marker-style-name="T5"/>
            <text:p text:style-name="P35" loext:marker-style-name="T4"/>
          </table:table-cell>
        </table:table-row>
      </table:table>
      <text:p text:style-name="P23" loext:marker-style-name="T4"/>
      <text:p text:style-name="P23" loext:marker-style-name="T4"/>
      <text:p text:style-name="P23" loext:marker-style-name="T4"/>
      <text:h text:style-name="Heading_20_1" text:outline-level="1" loext:marker-style-name="T4"><text:span text:style-name="T4">Étape 3 :</text:span></text:h>
      <text:p text:style-name="P23" loext:marker-style-name="T4"/>
      <table:table table:name="Table6" table:style-name="Table6">
        <table:table-column table:style-name="Table6.A"/>
        <table:table-row table:style-name="Table6.1">
          <table:table-cell table:style-name="Table6.A1" office:value-type="string">
            <text:p text:style-name="P1" loext:marker-style-name="T4"><text:span text:style-name="T4">Ecrivez une fonction de votre choix en C, puis compilez la dans un programme.</text:span><text:span text:style-name="T4"/></text:p>
            <text:p text:style-name="P1" loext:marker-style-name="T4"><text:span text:style-name="T4">Vérifiez le bon fonctionnement en exécutant votre programme.</text:span><text:span text:style-name="T4"/></text:p>
          </table:table-cell>
        </table:table-row>
        <table:table-row table:style-name="Table6.2">
          <table:table-cell table:style-name="Table6.A2" office:value-type="string">
            <text:p text:style-name="P35" loext:marker-style-name="T5"/>
            <text:p text:style-name="P15"><text:span text:style-name="Source_20_Text">int main() {</text:span></text:p>
            <text:p text:style-name="P15"><text:span text:style-name="Source_20_Text"><text:s text:c="4"/></text:span><text:span text:style-name="Source_20_Text"><text:span text:style-name="T42">int a = 1;</text:span></text:span></text:p>
            <text:p text:style-name="P15"><text:span text:style-name="Source_20_Text"><text:s text:c="4"/>return 0;</text:span></text:p>
            <text:p text:style-name="P16"><text:span text:style-name="Source_20_Text">}</text:span></text:p>
          </table:table-cell>
        </table:table-row>
        <table:table-row table:style-name="Table6.3">
          <table:table-cell table:style-name="Table6.A2" office:value-type="string">
            <text:p text:style-name="P1" loext:marker-style-name="T4"><text:span text:style-name="T4">Ecrivez en assembleur x86 cette fonction : </text:span></text:p>
          </table:table-cell>
        </table:table-row>
        <table:table-row table:style-name="Table6.4">
          <table:table-cell table:style-name="Table6.A2" office:value-type="string">
            <text:p text:style-name="P34" loext:marker-style-name="T5">Mov eax, 1 ;</text:p>
            <text:p text:style-name="P35" loext:marker-style-name="T4"/>
            <text:p text:style-name="P30" loext:marker-style-name="T5"/>
            <text:p text:style-name="P30" loext:marker-style-name="T5"/>
            <text:p text:style-name="P35" loext:marker-style-name="T4"/>
            <text:p text:style-name="P35" loext:marker-style-name="T4"/>
            <text:p text:style-name="P35" loext:marker-style-name="T4"/>
            <text:p text:style-name="P35" loext:marker-style-name="T4"/>
            <text:p text:style-name="P35" loext:marker-style-name="T4"/>
            <text:p text:style-name="P30" loext:marker-style-name="T5"/>
            <text:p text:style-name="P30" loext:marker-style-name="T5"/>
            <text:p text:style-name="P30" loext:marker-style-name="T5"/>
            <text:p text:style-name="P35" loext:marker-style-name="T4"/>
          </table:table-cell>
        </table:table-row>
      </table:table>
      <text:h text:style-name="P20" text:outline-level="1" loext:marker-style-name="T4"><text:soft-page-break/></text:h>
      <table:table table:name="Table7" table:style-name="Table7">
        <table:table-column table:style-name="Table7.A"/>
        <table:table-row table:style-name="Table7.1">
          <table:table-cell table:style-name="Table7.A1" office:value-type="string">
            <text:p text:style-name="P1" loext:marker-style-name="T4"><text:span text:style-name="T4">Recherchez l’option de GCC pour convertir votre .C en .ASM ; puis écrivez la ligne de commande. </text:span><text:span text:style-name="T4"/></text:p>
          </table:table-cell>
        </table:table-row>
        <table:table-row table:style-name="Table7.2">
          <table:table-cell table:style-name="Table7.A2" office:value-type="string">
            <text:p text:style-name="P35" loext:marker-style-name="T4">gcc -m32 -S -masm=intel votre_programme.c -o votre_programme.asm</text:p>
            <text:p text:style-name="P35" loext:marker-style-name="T4"/>
            <text:p text:style-name="P44" loext:marker-style-name="T4"><text:span text:style-name="Source_20_Text">-m32</text:span>: Indique à GCC de générer un code pour une architecture 32 bits.</text:p>
            <text:p text:style-name="P44" loext:marker-style-name="T4"><text:span text:style-name="Source_20_Text">-S</text:span>: Indique à GCC de produire le code assembleur.</text:p>
            <text:p text:style-name="P44" loext:marker-style-name="T4"><text:span text:style-name="Source_20_Text">-masm=intel</text:span>: Spécifie l'utilisation de la syntaxe Intel dans le code assembleur généré.</text:p>
            <text:p text:style-name="P35" loext:marker-style-name="T4"/>
          </table:table-cell>
        </table:table-row>
      </table:table>
      <text:p text:style-name="P23" loext:marker-style-name="T4"/>
      <table:table table:name="Table8" table:style-name="Table8">
        <table:table-column table:style-name="Table8.A"/>
        <table:table-row table:style-name="Table8.1">
          <table:table-cell table:style-name="Table8.A1" office:value-type="string">
            <text:p text:style-name="P1" loext:marker-style-name="T4"><text:span text:style-name="T4">Etudiez et comparez le fichier .ASM avec votre code.</text:span><text:span text:style-name="T4"/></text:p>
          </table:table-cell>
        </table:table-row>
        <table:table-row table:style-name="Table8.2">
          <table:table-cell table:style-name="Table8.A2" office:value-type="string">
            <text:p text:style-name="P39" loext:marker-style-name="T4">main:</text:p>
            <text:p text:style-name="P39" loext:marker-style-name="T4">.LFB0:</text:p>
            <text:p text:style-name="P39" loext:marker-style-name="T4"><text:tab/>.cfi_startproc</text:p>
            <text:p text:style-name="P39" loext:marker-style-name="T4"><text:tab/>push<text:tab/>ebp</text:p>
            <text:p text:style-name="P39" loext:marker-style-name="T4"><text:tab/>.cfi_def_cfa_offset 8</text:p>
            <text:p text:style-name="P39" loext:marker-style-name="T4"><text:tab/>.cfi_offset 5, -8</text:p>
            <text:p text:style-name="P39" loext:marker-style-name="T4"><text:tab/>mov<text:tab/>ebp, esp</text:p>
            <text:p text:style-name="P39" loext:marker-style-name="T4"><text:tab/>.cfi_def_cfa_register 5</text:p>
            <text:p text:style-name="P39" loext:marker-style-name="T4"><text:tab/>sub<text:tab/>esp, 16</text:p>
            <text:p text:style-name="P39" loext:marker-style-name="T4"><text:tab/>call<text:tab/>__x86.get_pc_thunk.ax</text:p>
            <text:p text:style-name="P39" loext:marker-style-name="T4"><text:tab/>add<text:tab/>eax, OFFSET FLAT:_GLOBAL_OFFSET_TABLE_</text:p>
            <text:p text:style-name="P39" loext:marker-style-name="T4"><text:tab/>mov<text:tab/>DWORD PTR -4[ebp], 1 → <text:span text:style-name="T43">C’est ici qu’on le fait.</text:span></text:p>
            <text:p text:style-name="P39" loext:marker-style-name="T4"><text:tab/>mov<text:tab/>eax, 0</text:p>
            <text:p text:style-name="P39" loext:marker-style-name="T4"><text:tab/>leave</text:p>
            <text:p text:style-name="P39" loext:marker-style-name="T4"><text:tab/>.cfi_restore 5</text:p>
            <text:p text:style-name="P39" loext:marker-style-name="T4"><text:tab/>.cfi_def_cfa 4, 4</text:p>
            <text:p text:style-name="P39" loext:marker-style-name="T4"><text:tab/>ret</text:p>
            <text:p text:style-name="P39" loext:marker-style-name="T4"><text:tab/>.cfi_endproc</text:p>
          </table:table-cell>
        </table:table-row>
      </table:table>
      <text:p text:style-name="P23" loext:marker-style-name="T4"/>
      <table:table table:name="Table9" table:style-name="Table9">
        <table:table-column table:style-name="Table9.A"/>
        <table:table-row table:style-name="Table9.1">
          <table:table-cell table:style-name="Table9.A1" office:value-type="string">
            <text:p text:style-name="P1" loext:marker-style-name="T4"><text:span text:style-name="T4">Amusez-vous à refaire le même exercice avec des fonctions en C de plus en plus complexe, puis analysez le code assembleur produit. Cette méthode est super intéressante pour progresser à son rythme.</text:span><text:span text:style-name="T4"/></text:p>
          </table:table-cell>
        </table:table-row>
        <table:table-row table:style-name="Table9.2">
          <table:table-cell table:style-name="Table9.A2" office:value-type="string">
            <text:p text:style-name="P30" loext:marker-style-name="T5"/>
            <text:p text:style-name="P35" loext:marker-style-name="T4"/>
            <text:p text:style-name="P35" loext:marker-style-name="T4"/>
            <text:p text:style-name="P35" loext:marker-style-name="T4"/>
            <text:p text:style-name="P35" loext:marker-style-name="T4"/>
            <text:p text:style-name="P35" loext:marker-style-name="T4"/>
            <text:p text:style-name="P35" loext:marker-style-name="T4"/>
            <text:p text:style-name="P28" loext:marker-style-name="T4"><text:span text:style-name="T4"><text:tab/></text:span><text:span text:style-name="T4"/></text:p>
            <text:p text:style-name="P35" loext:marker-style-name="T4"/>
          </table:table-cell>
        </table:table-row>
      </table:table>
      <text:p text:style-name="P23" loext:marker-style-name="T4"/>
      <text:p text:style-name="P23" loext:marker-style-name="T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2"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false" style:font-name-asian="Calibri2"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itle" style:family="paragraph" style:parent-style-name="Standard" style:next-style-name="Standard" loext:linked-style-name="Title_20_Char" style:class="chapter">
      <style:paragraph-properties fo:margin-top="0cm" fo:margin-bottom="0cm" style:contextual-spacing="true"/>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loext:linked-style-name="Footnote_20_Text_20_Char" style:class="extra">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gt;" style:num-suffix="&gt;"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left="0.388cm" fo:padding-right="0cm" fo:padding-top="0cm" fo:padding-bottom="0cm" fo:border-left="1.5pt solid #4472c4" fo:border-right="none" fo:border-top="none" fo:border-bottom="none">
        <style:tab-stops>
          <style:tab-stop style:position="6.385cm"/>
          <style:tab-stop style:position="6.992cm"/>
        </style:tab-stops>
      </style:paragraph-properties>
    </style:style>
    <style:style style:name="MP2" style:family="paragraph" style:parent-style-name="Footer">
      <style:paragraph-properties fo:text-align="center" style:justify-single-word="false">
        <style:tab-stops/>
      </style:paragraph-properties>
    </style:style>
    <style:style style:name="MT1" style:family="text">
      <style:text-properties fo:color="#2f5496" loext:opacity="100%" style:font-name="Calibri Light" fo:font-size="13pt" style:font-size-asian="13pt" style:font-size-complex="13pt"/>
    </style:style>
    <style:style style:name="MT2" style:family="text">
      <style:text-properties fo:text-transform="uppercase" fo:color="#4472c4" loext:opacity="100%"/>
    </style:style>
    <style:style style:name="MT3" style:family="text">
      <style:text-properties fo:text-transform="uppercase" fo:color="#4472c4" loext:opacity="100%" style:font-name-complex="Calibri2"/>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loext:content-control loext:plain-text="true" loext:alias="Title"><text:span text:style-name="MT1">TP 2 : Assembleur</text:span></loext:content-control></text:p>
        <text:p text:style-name="Header"/>
      </style:header>
      <style:footer>
        <text:p text:style-name="MP2" loext:marker-style-name="MT2"><text:span text:style-name="MT2"><text:page-number text:select-page="current">6</text:page-number></text:span></text:p>
        <text:p text:style-name="MP2" loext:marker-style-name="MT2"><text:span text:style-name="MT2">2023 – </text:span><text:span text:style-name="MT3">© </text:span><text:span text:style-name="MT2">patterson sof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P 2 : Assembleur</dc:title>
    <meta:initial-creator>R D</meta:initial-creator>
    <meta:editing-cycles>390</meta:editing-cycles>
    <meta:creation-date>2022-11-03T14:11:00</meta:creation-date>
    <dc:date>2023-12-08T17:54:53.801748636</dc:date>
    <meta:editing-duration>PT1H28M56S</meta:editing-duration>
    <meta:generator>LibreOffice/7.5.8.2$Linux_X86_64 LibreOffice_project/50$Build-2</meta:generator>
    <meta:document-statistic meta:table-count="9" meta:image-count="0" meta:object-count="0" meta:page-count="6" meta:paragraph-count="145" meta:word-count="1148" meta:character-count="7298" meta:non-whitespace-character-count="5631"/>
    <meta:user-defined meta:name="AppVersion">16.0000</meta:user-defined>
    <meta:template xlink:type="simple" xlink:actuate="onRequest" xlink:title="Normal.dotm" xlink:href=""/>
  </office:meta>
</office:document-meta>
</file>